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72229" officeooo:paragraph-rsid="00172229"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172229" officeooo:paragraph-rsid="00172229"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normal" officeooo:rsid="00180d8c" officeooo:paragraph-rsid="00180d8c" style:font-size-asian="14pt" style:font-weight-asian="normal" style:font-size-complex="16pt" style:font-weight-complex="normal"/>
    </style:style>
    <style:style style:name="P4" style:family="paragraph" style:parent-style-name="Standard">
      <style:paragraph-properties fo:text-align="start" style:justify-single-word="false"/>
      <style:text-properties style:font-name="Times New Roman" fo:font-size="12pt" style:text-underline-style="none" fo:font-weight="normal" officeooo:rsid="0170905f" officeooo:paragraph-rsid="0170905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1737ceb" officeooo:paragraph-rsid="01737ce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none" fo:font-weight="normal" officeooo:rsid="01848f94" officeooo:paragraph-rsid="01848f94"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186dcb9" officeooo:paragraph-rsid="0186dcb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18853a7" officeooo:paragraph-rsid="01886aa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18853a7" officeooo:paragraph-rsid="018a80e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officeooo:rsid="018853a7" officeooo:paragraph-rsid="018b79a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18e89b8" officeooo:paragraph-rsid="018e89b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none" fo:font-weight="normal" officeooo:rsid="01905f7a" officeooo:paragraph-rsid="01905f7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75549d" officeooo:paragraph-rsid="0175549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773ebc" officeooo:paragraph-rsid="01773eb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7b1fd1" officeooo:paragraph-rsid="017b1fd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7cc70c" officeooo:paragraph-rsid="017cc70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8125ce" officeooo:paragraph-rsid="018125c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1848f94" officeooo:paragraph-rsid="01848f94" style:font-size-asian="10.5pt" style:font-weight-asian="normal" style:font-size-complex="12pt" style:font-weight-complex="normal"/>
    </style:style>
    <style:style style:name="P19" style:family="paragraph" style:parent-style-name="Standard">
      <style:paragraph-properties fo:text-align="start" style:justify-single-word="false" fo:break-before="page"/>
      <style:text-properties style:font-name="Times New Roman" fo:font-size="12pt" style:text-underline-style="solid" style:text-underline-width="auto" style:text-underline-color="font-color" fo:font-weight="normal" officeooo:rsid="01848f94" officeooo:paragraph-rsid="01848f94"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style:font-name="Times New Roman" fo:font-size="12pt" style:text-underline-style="none" fo:font-weight="normal" officeooo:rsid="0170905f" officeooo:paragraph-rsid="0170905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style:text-underline-style="none" fo:font-weight="normal" officeooo:rsid="0175549d" officeooo:paragraph-rsid="0175549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style:text-underline-style="none" fo:font-weight="normal" officeooo:rsid="017a209b" officeooo:paragraph-rsid="01773eb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style:text-underline-style="none" fo:font-weight="normal" officeooo:rsid="017c279e" officeooo:paragraph-rsid="017b1fd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style:text-underline-style="none" fo:font-weight="normal" officeooo:rsid="01800980" officeooo:paragraph-rsid="017cc70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style:text-underline-style="none" fo:font-weight="normal" officeooo:rsid="018a80e4" officeooo:paragraph-rsid="018e89b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style:text-underline-style="none" fo:font-weight="normal" officeooo:rsid="018b79aa" officeooo:paragraph-rsid="018b79aa" style:font-size-asian="10.5pt" style:font-weight-asian="normal" style:font-size-complex="12pt" style:font-weight-complex="normal"/>
    </style:style>
    <style:style style:name="T1" style:family="text">
      <style:text-properties style:text-underline-style="solid" style:text-underline-width="auto" style:text-underline-color="font-color" officeooo:rsid="01886aa9"/>
    </style:style>
    <style:style style:name="T2" style:family="text">
      <style:text-properties style:text-underline-style="solid" style:text-underline-width="auto" style:text-underline-color="font-color" officeooo:rsid="018a80e4"/>
    </style:style>
    <style:style style:name="T3" style:family="text">
      <style:text-properties style:text-underline-style="none"/>
    </style:style>
    <style:style style:name="T4" style:family="text">
      <style:text-properties style:text-underline-style="none" officeooo:rsid="017788ed"/>
    </style:style>
    <style:style style:name="T5" style:family="text">
      <style:text-properties style:text-underline-style="none" officeooo:rsid="01782395"/>
    </style:style>
    <style:style style:name="T6" style:family="text">
      <style:text-properties style:text-underline-style="none" officeooo:rsid="017926e2"/>
    </style:style>
    <style:style style:name="T7" style:family="text">
      <style:text-properties style:text-underline-style="none" officeooo:rsid="0179462e"/>
    </style:style>
    <style:style style:name="T8" style:family="text">
      <style:text-properties style:text-underline-style="none" officeooo:rsid="017a209b"/>
    </style:style>
    <style:style style:name="T9" style:family="text">
      <style:text-properties style:text-underline-style="none" officeooo:rsid="017c279e"/>
    </style:style>
    <style:style style:name="T10" style:family="text">
      <style:text-properties style:text-underline-style="none" officeooo:rsid="017e1708"/>
    </style:style>
    <style:style style:name="T11" style:family="text">
      <style:text-properties style:text-underline-style="none" officeooo:rsid="017e895c"/>
    </style:style>
    <style:style style:name="T12" style:family="text">
      <style:text-properties style:text-underline-style="none" officeooo:rsid="01800980"/>
    </style:style>
    <style:style style:name="T13" style:family="text">
      <style:text-properties style:text-underline-style="none" officeooo:rsid="0182f215"/>
    </style:style>
    <style:style style:name="T14" style:family="text">
      <style:text-properties style:text-underline-style="none" officeooo:rsid="01831111"/>
    </style:style>
    <style:style style:name="T15" style:family="text">
      <style:text-properties officeooo:rsid="016d0717"/>
    </style:style>
    <style:style style:name="T16" style:family="text">
      <style:text-properties officeooo:rsid="01713d17"/>
    </style:style>
    <style:style style:name="T17" style:family="text">
      <style:text-properties officeooo:rsid="0174b41c"/>
    </style:style>
    <style:style style:name="T18" style:family="text">
      <style:text-properties officeooo:rsid="0175b91c"/>
    </style:style>
    <style:style style:name="T19" style:family="text">
      <style:text-properties officeooo:rsid="017926e2"/>
    </style:style>
    <style:style style:name="T20" style:family="text">
      <style:text-properties officeooo:rsid="0179462e"/>
    </style:style>
    <style:style style:name="T21" style:family="text">
      <style:text-properties officeooo:rsid="017c279e"/>
    </style:style>
    <style:style style:name="T22" style:family="text">
      <style:text-properties officeooo:rsid="0186760a"/>
    </style:style>
    <style:style style:name="T23" style:family="text">
      <style:text-properties officeooo:rsid="0186f227"/>
    </style:style>
    <style:style style:name="T24" style:family="text">
      <style:text-properties officeooo:rsid="018a80e4"/>
    </style:style>
    <style:style style:name="T25" style:family="text">
      <style:text-properties officeooo:rsid="01907db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ie I<text:span text:style-name="T25">I : Les grandes théories sociologiques</text:span></text:p>
      <text:p text:style-name="P2"/>
      <text:p text:style-name="P2"/>
      <text:p text:style-name="P2"/>
      <text:p text:style-name="P3">Séance <text:span text:style-name="T15">4 : Les théories du pouvoirs, contrainte et domination</text:span></text:p>
      <text:p text:style-name="P3"/>
      <text:p text:style-name="P4">Il existe trois approches du pouvoir en sciences politiques :</text:p>
      <text:p text:style-name="P4"/>
      <text:list xml:id="list2077344539" text:style-name="L1">
        <text:list-item>
          <text:p text:style-name="P20">La perspective substantialiste, le pouvoir est assimilé à une substance, à un stock, « avoir du pouvoir ». On voit le pouvoir comme un capital au sens monétaire du terme « acquérir du pourvoir, dilapider son pouvoir... ». <text:line-break/>C’est une approche inutile dans les sciences politiques</text:p>
        </text:list-item>
        <text:list-item>
          <text:p text:style-name="P20">Perspectives institutionnalistes, le pouvoir est dans les institutions, c’est une perspective restrictive car elle confond le pouvoir et le pouvoir public, car ne voyant le pouvoir que dans les institutions. Le défaut est donc que cette définition est essentiellement descriptive, elle ne permet donc pas de travailler.</text:p>
        </text:list-item>
        <text:list-item>
          <text:p text:style-name="P20">La définition rationnelle du pouvoir.<text:line-break/>Le pouvoir est la relation de a sur b qu<text:span text:style-name="T17">el</text:span> que soit la nature et la qualité du pouvoir qu’elle <text:span text:style-name="T16">détient. Le pouvoir est une relation qui se réalise à travers une mobilisation de ressources pour obtenir que l’interlocuteur adopte le comportement souhaité.<text:line-break/>Max Weber : « Le pouvoir est toute chance de faire triompher au sein d’une relation sociale sa propre volonté, même contre les résistances. »</text:span></text:p>
        </text:list-item>
      </text:list>
      <text:p text:style-name="P4"/>
      <text:p text:style-name="P5">De fait dans les sciences politiques c’est la définition rationnelle qui est adoptée comme base de travail.<text:line-break/></text:p>
      <text:p text:style-name="P13">I. La conception élitiste du pouvoir chez Paret<text:span text:style-name="T18">o (1848 – 1923)</text:span></text:p>
      <text:p text:style-name="P21"/>
      <text:p text:style-name="P14"><text:span text:style-name="T3">Aux alentours de la fin du XIXème siècle viens la question qui détient le pouvoir ?<text:line-break/>Auparavant le pouvoir était détenu par des acteurs identifiables (roi, …), </text:span><text:span text:style-name="T4">mais lors de la IIIème République le pouvoir se fragmente. </text:span><text:span text:style-name="T5">La réponse qui vient alors a cette question est l’Élite.<text:line-break/><text:line-break/></text:span><text:span text:style-name="T6">Pareto : Sociologue italien très important, </text:span><text:span text:style-name="T19">Cours d’économie politique (1986)</text:span><text:span text:style-name="T6">, </text:span><text:span text:style-name="T20">Traité de sociologie politique</text:span><text:span text:style-name="T7">. </text:span><text:span text:style-name="T8">Il enseigne à Lausanne.</text:span></text:p>
      <text:p text:style-name="P22"/>
      <text:p text:style-name="P15"><text:span text:style-name="T8">J. </text:span><text:span text:style-name="T3">Russ : </text:span><text:span text:style-name="T21">Les théories du pouvoir</text:span><text:span text:style-name="T9">.</text:span></text:p>
      <text:p text:style-name="P23"/>
      <text:p text:style-name="P16"><text:span text:style-name="T9">S</text:span><text:span text:style-name="T3">elon Pareto l’Élite est la minorité gouvernante, cette Élite exerce des fonctions politiques et elle s’élargit socialement, </text:span><text:span text:style-name="T10">afin d’assurer l’équilibre de la société et d’éviter la révolution, </text:span><text:span text:style-name="T11">elle adopte des éléments qui proviennent des couches populaires pour éviter un système de caste.<text:line-break/></text:span><text:span text:style-name="T12">La légitimé du système vient de cette circulation des élites.</text:span></text:p>
      <text:p text:style-name="P24"/>
      <text:p text:style-name="P17"><text:span text:style-name="T12">P</text:span><text:span text:style-name="T3">areto a donc une vision élitiste, et met l’accent sur la domination. </text:span><text:span text:style-name="T13">L’État domine la masse par la force et par la ruse, afin d’éviter la décadence il met donc en place la circulation des Élites.<text:line-break/></text:span><text:span text:style-name="T14">Il considère les Élites comme un phénomène naturel et le pouvoir comme une relation, une relation inégalitaire.</text:span></text:p>
      <text:p text:style-name="P19"><text:span text:style-name="T22">II. </text:span>Michel de Certeau et la revanche des dominés</text:p>
      <text:p text:style-name="P18"/>
      <text:p text:style-name="P7">1925 – 1986, enseignant de philosophie et de théologie, il va élaborer une théorie générale du pouvoir.<text:line-break/>« <text:span text:style-name="T23">Pas impressionné par le brio et l’excellence des Élites, je ne m’intéresse à l’homme ordinaire, à l’héro <text:s/>anonyme, qui au quotidien fait usage de la ruse pour contourner le pouvoir des puissants. »</text:span></text:p>
      <text:p text:style-name="P7"/>
      <text:p text:style-name="P8">Pour lui il s’agit d’interpréter les ruses et les revanches de faibles face aux stratégies dominantes. « Face à la puissance des forts je m’intéresse à la puissance des faibles. »</text:p>
      <text:p text:style-name="P9"><text:line-break/><text:span text:style-name="T1">L’invention du quotidie</text:span><text:span text:style-name="T2">n </text:span><text:span text:style-name="T24">:</text:span></text:p>
      <text:p text:style-name="P9"/>
      <text:p text:style-name="P25">Dans ce livre Michel de Certeau s’intéresse à la TV et au Supermarché.<text:line-break/></text:p>
      <text:p text:style-name="P25">Qui a le pouvoir au sein du supermarché ? </text:p>
      <text:p text:style-name="P26">Les propriétaires imposent aux clients ce qu’ils consomment, mais le pouvoir du client est supérieur car c’est celui qui décide finalement de quoi consommer, ainsi le supermarché doit s’adapter à la ménagère. C’est un exemple du pouvoir des faibles.</text:p>
      <text:p text:style-name="P10"/>
      <text:p text:style-name="P11">Même question pour la TV, à la base il y a une production des émissions de ce qui se fait aux USA. Mais c’est finalement le téléspectateur qui a le choix final de regarder ou non, et la TV finit par ressembler à ce que souhaite les téléspectateurs.</text:p>
      <text:p text:style-name="P12">C’est une autre émanation du pouvoir des faibles.</text:p>
      <text:p text:style-name="P1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1:14:42.884956920</meta:creation-date>
    <dc:date>2018-11-10T18:32:56.836070711</dc:date>
    <meta:editing-duration>PT5H34M19S</meta:editing-duration>
    <meta:editing-cycles>377</meta:editing-cycles>
    <meta:generator>LibreOffice/6.1.3.2$Linux_X86_64 LibreOffice_project/10$Build-2</meta:generator>
    <meta:document-statistic meta:table-count="0" meta:image-count="0" meta:object-count="0" meta:page-count="2" meta:paragraph-count="21" meta:word-count="611" meta:character-count="3693" meta:non-whitespace-character-count="3097"/>
  </office:meta>
</office:document-meta>
</file>